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632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use-window-font-color="tru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>
      <style:table-cell-properties fo:background-color="#eeeeee"/>
      <style:text-properties fo:color="#ffffff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zo zahranicia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 table:number-columns-repeated="2"/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225)" office:value-type="float" office:value="0.364" calcext:value-type="float">
            <text:p>0,364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Egypt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5" calcext:value-type="float">
            <text:p>0,01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2" calcext:value-type="float">
            <text:p>0,002</text:p>
          </table:table-cell>
          <table:table-cell table:style-name="ce17"/>
          <table:table-cell table:style-name="ce17" table:formula="of:=[.G3]-SUM([.I3:.M3])" office:value-type="float" office:value="0.003" calcext:value-type="float">
            <text:p>0,003</text:p>
          </table:table-cell>
          <table:table-cell/>
          <table:table-cell table:style-name="ce22" office:value-type="string" calcext:value-type="string">
            <text:p>Ázerb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8+0.019)" office:value-type="float" office:value="0.037" calcext:value-type="float">
            <text:p>0,037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Bosna–H.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2" calcext:value-type="float">
            <text:p>0,012</text:p>
          </table:table-cell>
          <table:table-cell table:style-name="ce16" office:value-type="float" office:value="0.025" calcext:value-type="float">
            <text:p>0,025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5]-SUM([.I5:.M5])" office:value-type="float" office:value="0.002" calcext:value-type="float">
            <text:p>0,002</text:p>
          </table:table-cell>
          <table:table-cell/>
          <table:table-cell table:style-name="ce22" office:value-type="string" calcext:value-type="string">
            <text:p>Bremen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34" calcext:value-type="float">
            <text:p>0,034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table:formula="of:=(0.048+0.02)" office:value-type="float" office:value="0.068" calcext:value-type="float">
            <text:p>0,068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Bulhar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/>
          <table:table-cell table:style-name="ce17" office:value-type="float" office:value="0.012" calcext:value-type="float">
            <text:p>0,012</text:p>
          </table:table-cell>
          <table:table-cell table:style-name="ce17" table:formula="of:=[.G7]-SUM([.I7:.M7])" office:value-type="float" office:value="0.025" calcext:value-type="float">
            <text:p>0,025</text:p>
          </table:table-cell>
          <table:table-cell/>
          <table:table-cell table:style-name="ce23" office:value-type="string" calcext:value-type="string">
            <text:p>Německo</text:p>
          </table:table-cell>
          <table:table-cell table:style-name="ce16" office:value-type="string" calcext:value-type="string">
            <text:p>Labe,odra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0.024" calcext:value-type="float">
            <text:p>0,024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21+0.089)" office:value-type="float" office:value="0.31" calcext:value-type="float">
            <text:p>0,31</text:p>
          </table:table-cell>
          <table:table-cell table:style-name="ce11" table:number-columns-repeated="2"/>
          <table:table-cell table:number-columns-repeated="8"/>
          <table:table-cell table:style-name="ce23" office:value-type="string" calcext:value-type="string">
            <text:p>Něm.(Bav.)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45" calcext:value-type="float">
            <text:p>0,045</text:p>
          </table:table-cell>
          <table:table-cell table:style-name="ce16" office:value-type="float" office:value="0.003" calcext:value-type="float">
            <text:p>0,003</text:p>
          </table:table-cell>
          <table:table-cell table:style-name="ce16" office:value-type="float" office:value="0.029" calcext:value-type="float">
            <text:p>0,0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6" calcext:value-type="float">
            <text:p>0,016</text:p>
          </table:table-cell>
          <table:table-cell table:style-name="ce16" office:value-type="float" office:value="0.11" calcext:value-type="float">
            <text:p>0,11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4" calcext:value-type="float">
            <text:p>0,034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5"/>
          <table:table-cell table:style-name="ce17" table:formula="of:=[.G9]-SUM([.I9:.M9])" office:value-type="float" office:value="0.034" calcext:value-type="float">
            <text:p>0,034</text:p>
          </table:table-cell>
          <table:table-cell/>
          <table:table-cell table:style-name="ce23" office:value-type="string" calcext:value-type="string">
            <text:p>Gruz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85" calcext:value-type="float">
            <text:p>0,085</text:p>
          </table:table-cell>
          <table:table-cell table:style-name="ce11" table:formula="of:=(0.086+0.075)" office:value-type="float" office:value="0.161" calcext:value-type="float">
            <text:p>0,161</text:p>
          </table:table-cell>
          <table:table-cell table:style-name="ce11" table:number-columns-repeated="3"/>
          <table:table-cell table:number-columns-repeated="8"/>
          <table:table-cell table:style-name="ce23" office:value-type="string" calcext:value-type="string">
            <text:p>Hamburg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9" calcext:value-type="float">
            <text:p>0,009</text:p>
          </table:table-cell>
          <table:table-cell table:style-name="ce17" office:value-type="float" office:value="0.018" calcext:value-type="float">
            <text:p>0,018</text:p>
          </table:table-cell>
          <table:table-cell table:style-name="ce17" table:formula="of:=[.G11]-SUM([.I11:.M11])" office:value-type="float" office:value="0.03" calcext:value-type="float">
            <text:p>0,03</text:p>
          </table:table-cell>
          <table:table-cell/>
          <table:table-cell table:style-name="ce23" office:value-type="string" calcext:value-type="string">
            <text:p>Írá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13" calcext:value-type="float">
            <text:p>0,1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office:value-type="float" office:value="3.892" calcext:value-type="float">
            <text:p>3,892</text:p>
          </table:table-cell>
          <table:table-cell table:style-name="ce11" office:value-type="float" office:value="3.893" calcext:value-type="float">
            <text:p>3,893</text:p>
          </table:table-cell>
          <table:table-cell table:style-name="ce11"/>
          <table:table-cell table:number-columns-repeated="8"/>
          <table:table-cell table:style-name="ce23" office:value-type="string" calcext:value-type="string">
            <text:p>Izrael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37" calcext:value-type="float">
            <text:p>0,237</text:p>
          </table:table-cell>
          <table:table-cell table:style-name="ce17" office:value-type="string" calcext:value-type="string">
            <text:p>Labe,odra</text:p>
          </table:table-cell>
          <table:table-cell table:style-name="ce17" office:value-type="float" office:value="0.07" calcext:value-type="float">
            <text:p>0,07</text:p>
          </table:table-cell>
          <table:table-cell table:style-name="ce17" table:number-columns-repeated="3"/>
          <table:table-cell table:style-name="ce17" office:value-type="float" office:value="0.024" calcext:value-type="float">
            <text:p>0,024</text:p>
          </table:table-cell>
          <table:table-cell table:style-name="ce17" table:formula="of:=[.G13]-SUM([.I13:.M13])" office:value-type="float" office:value="0.143" calcext:value-type="float">
            <text:p>0,143</text:p>
          </table:table-cell>
          <table:table-cell/>
          <table:table-cell table:style-name="ce23" office:value-type="string" calcext:value-type="string">
            <text:p>Kazachstán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5"/>
          <table:table-cell table:number-columns-repeated="8"/>
          <table:table-cell table:style-name="ce23" office:value-type="string" calcext:value-type="string">
            <text:p>Chorvat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23" calcext:value-type="float">
            <text:p>0,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121" calcext:value-type="float">
            <text:p>0,121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3" calcext:value-type="float">
            <text:p>0,203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45" calcext:value-type="float">
            <text:p>0,045</text:p>
          </table:table-cell>
          <table:table-cell table:style-name="ce17" office:value-type="float" office:value="0.003" calcext:value-type="float">
            <text:p>0,003</text:p>
          </table:table-cell>
          <table:table-cell table:style-name="ce17" office:value-type="float" office:value="0.029" calcext:value-type="float">
            <text:p>0,029</text:p>
          </table:table-cell>
          <table:table-cell table:style-name="ce17"/>
          <table:table-cell table:style-name="ce17" office:value-type="float" office:value="0.016" calcext:value-type="float">
            <text:p>0,016</text:p>
          </table:table-cell>
          <table:table-cell table:style-name="ce17" table:formula="of:=[.G15]-SUM([.I15:.M15])" office:value-type="float" office:value="0.11" calcext:value-type="float">
            <text:p>0,11</text:p>
          </table:table-cell>
          <table:table-cell/>
          <table:table-cell table:style-name="ce23" office:value-type="string" calcext:value-type="string">
            <text:p>Libano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4" calcext:value-type="float">
            <text:p>0,004</text:p>
          </table:table-cell>
          <table:table-cell table:style-name="ce11" table:number-columns-repeated="3"/>
          <table:table-cell table:number-columns-repeated="8"/>
          <table:table-cell table:style-name="ce23" office:value-type="string" calcext:value-type="string">
            <text:p>Moldavsko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1" calcext:value-type="float">
            <text:p>0,011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17]-SUM([.I17:.M17])" office:value-type="float" office:value="0.002" calcext:value-type="float">
            <text:p>0,002</text:p>
          </table:table-cell>
          <table:table-cell/>
          <table:table-cell table:style-name="ce23" office:value-type="string" calcext:value-type="string">
            <text:p>Rako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1.78" calcext:value-type="float">
            <text:p>1,78</text:p>
          </table:table-cell>
          <table:table-cell table:style-name="ce16" office:value-type="float" office:value="0.039" calcext:value-type="float">
            <text:p>0,039</text:p>
          </table:table-cell>
          <table:table-cell table:style-name="ce16" office:value-type="float" office:value="0.027" calcext:value-type="float">
            <text:p>0,027</text:p>
          </table:table-cell>
          <table:table-cell table:style-name="ce16" office:value-type="float" office:value="0.364" calcext:value-type="float">
            <text:p>0,364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SUM(0.266;0.095)" office:value-type="float" office:value="0.361" calcext:value-type="float">
            <text:p>0,361</text:p>
          </table:table-cell>
          <table:table-cell table:style-name="ce11" table:number-columns-repeated="2"/>
          <table:table-cell table:number-columns-repeated="8"/>
          <table:table-cell table:style-name="ce24" office:value-type="string" calcext:value-type="string">
            <text:p>Polsko</text:p>
          </table:table-cell>
          <table:table-cell table:style-name="ce16" office:value-type="string" calcext:value-type="string">
            <text:p>odra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.008" calcext:value-type="float">
            <text:p>0,008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396" calcext:value-type="float">
            <text:p>0,396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43" calcext:value-type="float">
            <text:p>0,143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5"/>
          <table:table-cell table:style-name="ce17" table:formula="of:=[.G19]-SUM([.I19:.M19])" office:value-type="float" office:value="0.143" calcext:value-type="float">
            <text:p>0,143</text:p>
          </table:table-cell>
          <table:table-cell/>
          <table:table-cell table:style-name="ce23" office:value-type="string" calcext:value-type="string">
            <text:p>Rotterdam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68" calcext:value-type="float">
            <text:p>0,068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37" calcext:value-type="float">
            <text:p>0,237</text:p>
          </table:table-cell>
          <table:table-cell table:style-name="ce11" table:formula="of:=(0.237+0.098)" office:value-type="float" office:value="0.335" calcext:value-type="float">
            <text:p>0,335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Rumu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4" calcext:value-type="float">
            <text:p>0,054</text:p>
          </table:table-cell>
          <table:table-cell table:style-name="ce16" office:value-type="float" office:value="0.242" calcext:value-type="float">
            <text:p>0,242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39" calcext:value-type="float">
            <text:p>0,139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13" calcext:value-type="float">
            <text:p>0,13</text:p>
          </table:table-cell>
          <table:table-cell table:style-name="ce17" table:number-columns-repeated="4"/>
          <table:table-cell table:style-name="ce17" table:formula="of:=[.G21]-SUM([.I21:.M21])" office:value-type="float" office:value="0.00900000000000001" calcext:value-type="float">
            <text:p>0,009</text:p>
          </table:table-cell>
          <table:table-cell/>
          <table:table-cell table:style-name="ce23" office:value-type="string" calcext:value-type="string">
            <text:p>R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6" calcext:value-type="float">
            <text:p>0,006</text:p>
          </table:table-cell>
          <table:table-cell table:style-name="ce16" office:value-type="float" office:value="0.021" calcext:value-type="float">
            <text:p>0,021</text:p>
          </table:table-cell>
          <table:table-cell table:style-name="ce16" office:value-type="float" office:value="0.168" calcext:value-type="float">
            <text:p>0,168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97" calcext:value-type="float">
            <text:p>0,197</text:p>
          </table:table-cell>
          <table:table-cell table:style-name="ce11" table:formula="of:=(0.197+0.041)" office:value-type="float" office:value="0.238" calcext:value-type="float">
            <text:p>0,238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Srb.-Č.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2" calcext:value-type="float">
            <text:p>0,032</text:p>
          </table:table-cell>
          <table:table-cell table:style-name="ce16" office:value-type="float" office:value="0.038" calcext:value-type="float">
            <text:p>0,038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7" calcext:value-type="float">
            <text:p>0,037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table:number-columns-repeated="4"/>
          <table:table-cell table:style-name="ce17" table:formula="of:=[.G23]-SUM([.I23:.M23])" office:value-type="float" office:value="0.007" calcext:value-type="float">
            <text:p>0,007</text:p>
          </table:table-cell>
          <table:table-cell/>
          <table:table-cell table:style-name="ce23" office:value-type="string" calcext:value-type="string">
            <text:p>Slove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5" calcext:value-type="float">
            <text:p>0,035</text:p>
          </table:table-cell>
          <table:table-cell table:style-name="ce16" office:value-type="float" office:value="0.131" calcext:value-type="float">
            <text:p>0,13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1" table:formula="of:=(0.036+0.09)" office:value-type="float" office:value="0.126" calcext:value-type="float">
            <text:p>0,126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Sýr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4" calcext:value-type="float">
            <text:p>0,014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7" calcext:value-type="float">
            <text:p>0,007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25]-SUM([.I25:.M25])" office:value-type="float" office:value="0.007" calcext:value-type="float">
            <text:p>0,007</text:p>
          </table:table-cell>
          <table:table-cell/>
          <table:table-cell table:style-name="ce23" office:value-type="string" calcext:value-type="string">
            <text:p>Szczecin</text:p>
          </table:table-cell>
          <table:table-cell table:style-name="ce16" office:value-type="string" calcext:value-type="string">
            <text:p>odr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225" calcext:value-type="float">
            <text:p>0,225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104)" office:value-type="float" office:value="0.243" calcext:value-type="float">
            <text:p>0,243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turec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0.022" calcext:value-type="float">
            <text:p>0,022</text:p>
          </table:table-cell>
          <table:table-cell table:style-name="ce16" office:value-type="float" office:value="0.046" calcext:value-type="float">
            <text:p>0,046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95" calcext:value-type="float">
            <text:p>0,39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01" calcext:value-type="float">
            <text:p>0,001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table:formula="of:=[.G27]-SUM([.I27:.M27])" office:value-type="float" office:value="0.121" calcext:value-type="float">
            <text:p>0,121</text:p>
          </table:table-cell>
          <table:table-cell/>
          <table:table-cell table:style-name="ce23" office:value-type="string" calcext:value-type="string">
            <text:p>Turkmenist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 table:formula="of:=(0.025+0.005)" office:value-type="float" office:value="0.03" calcext:value-type="float">
            <text:p>0,03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Ukrajina</text:p>
          </table:table-cell>
          <table:table-cell table:style-name="ce16" office:value-type="string" calcext:value-type="string">
            <text:p>dunaj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,01</text:p>
          </table:table-cell>
          <table:table-cell table:style-name="ce16" office:value-type="float" office:value="0.033" calcext:value-type="float">
            <text:p>0,033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" calcext:value-type="float">
            <text:p>0,01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4"/>
          <table:table-cell table:style-name="ce17" table:formula="of:=[.G29]-SUM([.I29:.M2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Maďars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86" calcext:value-type="float">
            <text:p>0,086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0.24" calcext:value-type="float">
            <text:p>0,24</text:p>
          </table:table-cell>
          <table:table-cell table:style-name="ce31" office:value-type="float" office:value="0.031" calcext:value-type="float">
            <text:p>0,031</text:p>
          </table:table-cell>
          <table:table-cell table:style-name="ce31" office:value-type="float" office:value="0.053" calcext:value-type="float">
            <text:p>0,053</text:p>
          </table:table-cell>
          <table:table-cell table:style-name="ce16" office:value-type="float" office:value="0.147" calcext:value-type="float">
            <text:p>0,147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2" calcext:value-type="float">
            <text:p>0,012</text:p>
          </table:table-cell>
          <table:table-cell table:style-name="ce11" table:formula="of:=(0.012+0.049)" office:value-type="float" office:value="0.061" calcext:value-type="float">
            <text:p>0,061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Kypr</text:p>
          </table:table-cell>
          <table:table-cell table:style-name="ce16" office:value-type="string" calcext:value-type="string">
            <text:p>dunaj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0.001" calcext:value-type="float">
            <text:p>0,001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1" calcext:value-type="float">
            <text:p>0,011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31]-SUM([.I31:.M31])" office:value-type="float" office:value="0.011" calcext:value-type="float">
            <text:p>0,01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SUM(2.083; 0.06; 0.233;0.342)" office:value-type="float" office:value="2.718" calcext:value-type="float">
            <text:p>2,718</text:p>
          </table:table-cell>
          <table:table-cell table:style-name="ce11" table:formula="of:=(2.565+0.03+0.341)" office:value-type="float" office:value="2.936" calcext:value-type="float">
            <text:p>2,936</text:p>
          </table:table-cell>
          <table:table-cell table:style-name="ce11" table:number-columns-repeated="3"/>
          <table:table-cell table:number-columns-repeated="6"/>
          <table:table-cell table:style-name="ce19"/>
          <table:table-cell/>
          <table:table-cell table:style-name="ce26"/>
          <table:table-cell table:style-name="ce30" office:value-type="string" calcext:value-type="string">
            <text:p>zdroj X ciel</text:p>
          </table:table-cell>
          <table:table-cell table:style-name="ce30" office:value-type="string" calcext:value-type="string">
            <text:p>dunaj</text:p>
          </table:table-cell>
          <table:table-cell table:style-name="ce30" office:value-type="string" calcext:value-type="string">
            <text:p>labe</text:p>
          </table:table-cell>
          <table:table-cell table:style-name="ce30" office:value-type="string" calcext:value-type="string">
            <text:p>odra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covered-table-cell table:style-name="ce7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2.29" calcext:value-type="float">
            <text:p>2,29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7" calcext:value-type="float">
            <text:p>0,0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1.78" calcext:value-type="float">
            <text:p>1,78</text:p>
          </table:table-cell>
          <table:table-cell table:style-name="ce17" office:value-type="float" office:value="0.039" calcext:value-type="float">
            <text:p>0,039</text:p>
          </table:table-cell>
          <table:table-cell table:style-name="ce17" office:value-type="float" office:value="0.027" calcext:value-type="float">
            <text:p>0,027</text:p>
          </table:table-cell>
          <table:table-cell table:style-name="ce17" table:formula="of:=[.G33]-SUM([.I33:.M33])" office:value-type="float" office:value="0.364" calcext:value-type="float">
            <text:p>0,364</text:p>
          </table:table-cell>
          <table:table-cell/>
          <table:table-cell table:style-name="ce27"/>
          <table:table-cell table:style-name="ce30" office:value-type="string" calcext:value-type="string">
            <text:p>bohumin</text:p>
          </table:table-cell>
          <table:table-cell table:style-name="ce19" table:formula="of:=SUM([.R2:.T4];[.R6:.T6];[.R8:.T9];[.R11:.T17];[.R20:.T24];[.R26:.T30])" office:value-type="float" office:value="3.173" calcext:value-type="float">
            <text:p>3,173</text:p>
          </table:table-cell>
          <table:table-cell table:style-name="ce19" table:formula="of:=SUM(SUM([.R7:.U7])/2;[.R5:.U5];[.R10:.T10];[.R19:.T19])" office:value-type="float" office:value="0.035" calcext:value-type="float">
            <text:p>0,035</text:p>
          </table:table-cell>
          <table:table-cell table:style-name="ce19" table:formula="of:=SUM(SUM([.R7:.T7])/2;[.R18:.T18];[.R25:.T25])" office:value-type="float" office:value="0.135" calcext:value-type="float">
            <text:p>0,135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1.713" calcext:value-type="float">
            <text:p>1,713</text:p>
          </table:table-cell>
          <table:table-cell table:style-name="ce11"/>
          <table:table-cell table:number-columns-repeated="8"/>
          <table:table-cell table:style-name="ce28"/>
          <table:table-cell table:style-name="ce30" office:value-type="string" calcext:value-type="string">
            <text:p>pardubice,labe</text:p>
          </table:table-cell>
          <table:table-cell table:style-name="ce19" table:formula="of:=SUM([.U2:.V4];[.U6:.V6];[.U8:.V9];[.U11:.V17];[.U20:.V24];[.U26:.V30])" office:value-type="float" office:value="0.442" calcext:value-type="float">
            <text:p>0,442</text:p>
          </table:table-cell>
          <table:table-cell table:style-name="ce19" table:formula="of:=SUM(SUM([.U7:.V7])/2;[.U5:.V5];[.U10:.V10];[.U19:.V19])" office:value-type="float" office:value="0.012" calcext:value-type="float">
            <text:p>0,012</text:p>
          </table:table-cell>
          <table:table-cell table:style-name="ce19" table:formula="of:=SUM(SUM([.U7:.V7])/2;[.U18:.V18];[.U25:.V25])" office:value-type="float" office:value="0.053" calcext:value-type="float">
            <text:p>0,053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37" calcext:value-type="float">
            <text:p>0,537</text:p>
          </table:table-cell>
          <table:table-cell table:style-name="ce17" office:value-type="string" calcext:value-type="string">
            <text:p>odra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008" calcext:value-type="float">
            <text:p>0,008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table:formula="of:=[.G35]-SUM([.I35:.M35])" office:value-type="float" office:value="0.396" calcext:value-type="float">
            <text:p>0,396</text:p>
          </table:table-cell>
          <table:table-cell/>
          <table:table-cell table:style-name="ce25"/>
          <table:table-cell table:style-name="ce30" office:value-type="string" calcext:value-type="string">
            <text:p>vsetky</text:p>
          </table:table-cell>
          <table:table-cell table:style-name="ce19" table:formula="of:=SUM([.W2:.W4];[.W6];[.W8:.W9];[.W11:.W17];[.W20:.W24];[.W26:.W30])" office:value-type="float" office:value="1.514" calcext:value-type="float">
            <text:p>1,514</text:p>
          </table:table-cell>
          <table:table-cell table:style-name="ce19" table:formula="of:=SUM([.W7]/2;[.W5];[.W10];[.W19])" office:value-type="float" office:value="0.3165" calcext:value-type="float">
            <text:p>0,3165</text:p>
          </table:table-cell>
          <table:table-cell table:style-name="ce19" table:formula="of:=SUM([.W7]/2;[.W18];[.W25])" office:value-type="float" office:value="0.6925" calcext:value-type="float">
            <text:p>0,6925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02+0.16)" office:value-type="float" office:value="0.362" calcext:value-type="float">
            <text:p>0,362</text:p>
          </table:table-cell>
          <table:table-cell table:style-name="ce11" table:number-columns-repeated="2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8" calcext:value-type="float">
            <text:p>0,068</text:p>
          </table:table-cell>
          <table:table-cell table:style-name="ce17" office:value-type="string" calcext:value-type="string">
            <text:p>labe</text:p>
          </table:table-cell>
          <table:table-cell table:style-name="ce18" table:number-columns-repeated="5"/>
          <table:table-cell table:style-name="ce17" table:formula="of:=[.G37]-SUM([.I37:.M37])" office:value-type="float" office:value="0.068" calcext:value-type="float">
            <text:p>0,06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table:formula="of:=(0.204+0.141+0.017)" office:value-type="float" office:value="0.362" calcext:value-type="float">
            <text:p>0,362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66" calcext:value-type="float">
            <text:p>0,366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6" calcext:value-type="float">
            <text:p>0,06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/>
          <table:table-cell table:style-name="ce17" office:value-type="float" office:value="0.054" calcext:value-type="float">
            <text:p>0,054</text:p>
          </table:table-cell>
          <table:table-cell table:style-name="ce17" table:formula="of:=[.G39]-SUM([.I39:.M39])" office:value-type="float" office:value="0.242" calcext:value-type="float">
            <text:p>0,242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612" calcext:value-type="float">
            <text:p>0,612</text:p>
          </table:table-cell>
          <table:table-cell table:style-name="ce11" table:formula="of:=(0.612+0.355)" office:value-type="float" office:value="0.967" calcext:value-type="float">
            <text:p>0,967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5" calcext:value-type="float">
            <text:p>0,20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0.021" calcext:value-type="float">
            <text:p>0,021</text:p>
          </table:table-cell>
          <table:table-cell table:style-name="ce17" table:formula="of:=[.G41]-SUM([.I41:.M41])" office:value-type="float" office:value="0.168" calcext:value-type="float">
            <text:p>0,16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 table:formula="of:=(0.076+0.11)" office:value-type="float" office:value="0.186" calcext:value-type="float">
            <text:p>0,186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01" calcext:value-type="float">
            <text:p>0,101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01" calcext:value-type="float">
            <text:p>0,001</text:p>
          </table:table-cell>
          <table:table-cell table:style-name="ce17" office:value-type="float" office:value="0.032" calcext:value-type="float">
            <text:p>0,032</text:p>
          </table:table-cell>
          <table:table-cell table:style-name="ce17" table:formula="of:=[.G43]-SUM([.I43:.M43])" office:value-type="float" office:value="0.038" calcext:value-type="float">
            <text:p>0,03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16+0.086+0.16)" office:value-type="float" office:value="0.406" calcext:value-type="float">
            <text:p>0,406</text:p>
          </table:table-cell>
          <table:table-cell table:style-name="ce11" table:formula="of:=(0.16+0.133+0.056)" office:value-type="float" office:value="0.349" calcext:value-type="float">
            <text:p>0,349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04" calcext:value-type="float">
            <text:p>0,504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6" calcext:value-type="float">
            <text:p>0,06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 office:value-type="float" office:value="0.018" calcext:value-type="float">
            <text:p>0,018</text:p>
          </table:table-cell>
          <table:table-cell table:style-name="ce17" office:value-type="float" office:value="0.035" calcext:value-type="float">
            <text:p>0,035</text:p>
          </table:table-cell>
          <table:table-cell table:style-name="ce17" table:formula="of:=[.G45]-SUM([.I45:.M45])" office:value-type="float" office:value="0.131" calcext:value-type="float">
            <text:p>0,13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1" table:formula="of:=(0.053+0.024)" office:value-type="float" office:value="0.077" calcext:value-type="float">
            <text:p>0,077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4" calcext:value-type="float">
            <text:p>0,014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47]-SUM([.I47:.M47])" office:value-type="float" office:value="0.014" calcext:value-type="float">
            <text:p>0,014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0.227" calcext:value-type="float">
            <text:p>0,227</text:p>
          </table:table-cell>
          <table:table-cell table:style-name="ce11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25" calcext:value-type="float">
            <text:p>0,225</text:p>
          </table:table-cell>
          <table:table-cell table:style-name="ce17" office:value-type="string" calcext:value-type="string">
            <text:p>odra</text:p>
          </table:table-cell>
          <table:table-cell table:style-name="ce17" table:number-columns-repeated="5"/>
          <table:table-cell table:style-name="ce17" table:formula="of:=[.G49]-SUM([.I49:.M49])" office:value-type="float" office:value="0.225" calcext:value-type="float">
            <text:p>0,225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834" calcext:value-type="float">
            <text:p>0,834</text:p>
          </table:table-cell>
          <table:table-cell table:style-name="ce11" table:formula="of:=(0.833+0.471)" office:value-type="float" office:value="1.304" calcext:value-type="float">
            <text:p>1,304</text:p>
          </table:table-cell>
          <table:table-cell table:style-name="ce11" table:number-columns-repeated="3"/>
          <table:table-cell/>
          <table:table-cell table:style-name="ce19" table:number-columns-repeated="5"/>
          <table:table-cell table:number-columns-repeated="2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88" calcext:value-type="float">
            <text:p>0,088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number-columns-repeated="3"/>
          <table:table-cell table:style-name="ce18" office:value-type="float" office:value="0.022" calcext:value-type="float">
            <text:p>0,022</text:p>
          </table:table-cell>
          <table:table-cell table:style-name="ce17" table:formula="of:=[.G51]-SUM([.I51:.M51])" office:value-type="float" office:value="0.046" calcext:value-type="float">
            <text:p>0,046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6" calcext:value-type="float">
            <text:p>0,006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/>
          <table:table-cell table:style-name="ce20" table:number-columns-repeated="5"/>
          <table: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1" calcext:value-type="float">
            <text:p>0,001</text:p>
          </table:table-cell>
          <table:table-cell table:style-name="ce17" office:value-type="string" calcext:value-type="string">
            <text:p>dunaj</text:p>
          </table:table-cell>
          <table:table-cell table:style-name="ce18" table:number-columns-repeated="5"/>
          <table:table-cell table:style-name="ce17" table:formula="of:=[.G53]-SUM([.I53:.M53])" office:value-type="float" office:value="0.001" calcext:value-type="float">
            <text:p>0,00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table:formula="of:=(0.064+0.18)" office:value-type="float" office:value="0.244" calcext:value-type="float">
            <text:p>0,244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/>
          <table:table-cell table:style-name="ce20" table:number-columns-repeated="5"/>
          <table: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43" calcext:value-type="float">
            <text:p>0,043</text:p>
          </table:table-cell>
          <table:table-cell table:style-name="ce17" office:value-type="string" calcext:value-type="string">
            <text:p>dunaj</text:p>
          </table:table-cell>
          <table:table-cell table:style-name="ce18" table:number-columns-repeated="4"/>
          <table:table-cell table:style-name="ce18" office:value-type="float" office:value="0.01" calcext:value-type="float">
            <text:p>0,01</text:p>
          </table:table-cell>
          <table:table-cell table:style-name="ce17" table:formula="of:=[.G55]-SUM([.I55:.M55])" office:value-type="float" office:value="0.033" calcext:value-type="float">
            <text:p>0,033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28+0.086)" office:value-type="float" office:value="0.366" calcext:value-type="float">
            <text:p>0,366</text:p>
          </table:table-cell>
          <table:table-cell table:style-name="ce11" table:formula="of:=(0.28+0.408+0.102)" office:value-type="float" office:value="0.79" calcext:value-type="float">
            <text:p>0,79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57" calcext:value-type="float">
            <text:p>0,557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86" calcext:value-type="float">
            <text:p>0,086</text:p>
          </table:table-cell>
          <table:table-cell/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.031" calcext:value-type="float">
            <text:p>0,031</text:p>
          </table:table-cell>
          <table:table-cell table:style-name="ce18" office:value-type="float" office:value="0.053" calcext:value-type="float">
            <text:p>0,053</text:p>
          </table:table-cell>
          <table:table-cell table:style-name="ce17" table:formula="of:=[.G57]-SUM([.I57:.M57])" office:value-type="float" office:value="0.147" calcext:value-type="float">
            <text:p>0,147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9+0.012)" office:value-type="float" office:value="0.031" calcext:value-type="float">
            <text:p>0,031</text:p>
          </table:table-cell>
          <table:table-cell table:style-name="ce11" table:number-columns-repeated="3"/>
          <table:table-cell/>
          <table:table-cell table:style-name="ce19" table:number-columns-repeated="5"/>
          <table:table-cell table:number-columns-repeated="2"/>
          <table:table-cell table:style-name="ce29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/>
          <table:table-cell table:style-name="ce12" table:number-columns-repeated="3"/>
          <table:table-cell table:style-name="ce12" office:value-type="float" office:value="0.005" calcext:value-type="float">
            <text:p>0,005</text:p>
          </table:table-cell>
          <table:table-cell table:style-name="ce17" office:value-type="string" calcext:value-type="string">
            <text:p>dunaj</text:p>
          </table:table-cell>
          <table:table-cell table:style-name="ce21" table:number-columns-repeated="3"/>
          <table:table-cell table:number-columns-repeated="2" table:style-name="ce18" office:value-type="float" office:value="0.001" calcext:value-type="float">
            <text:p>0,001</text:p>
          </table:table-cell>
          <table:table-cell table:style-name="ce17" table:formula="of:=[.G59]-SUM([.I59:.M59])" office:value-type="float" office:value="0.003" calcext:value-type="float">
            <text:p>0,003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9" office:value-type="string" calcext:value-type="string">
            <text:p>suma</text:p>
          </table:table-cell>
          <table:table-cell table:style-name="ce13"/>
          <table:table-cell table:style-name="ce12" table:formula="of:=SUM([.C2:.C58])" office:value-type="float" office:value="6.298" calcext:value-type="float">
            <text:p>6,298</text:p>
          </table:table-cell>
          <table:table-cell table:style-name="ce12" table:formula="of:=SUM([.D2:.D58])" office:value-type="float" office:value="8.919" calcext:value-type="float">
            <text:p>8,919</text:p>
          </table:table-cell>
          <table:table-cell table:style-name="ce12" table:formula="of:=SUM([.E2:.E58])" office:value-type="float" office:value="4.925" calcext:value-type="float">
            <text:p>4,925</text:p>
          </table:table-cell>
          <table:table-cell table:style-name="ce12" table:formula="of:=SUM([.F2:.F58])" office:value-type="float" office:value="5.833" calcext:value-type="float">
            <text:p>5,833</text:p>
          </table:table-cell>
          <table:table-cell table:formula="of:=SUM([.G3:.G59])" office:value-type="float" office:value="6.373" calcext:value-type="float">
            <text:p>6,373</text:p>
          </table:table-cell>
          <table:table-cell/>
          <table:table-cell table:style-name="ce19" table:number-columns-repeated="5"/>
          <table:table-cell table:number-columns-repeated="1011"/>
        </table:table-row>
        <table:table-row table:style-name="ro2">
          <table:table-cell table:style-name="ce9"/>
          <table:table-cell table:style-name="ce13"/>
          <table:table-cell table:number-columns-repeated="6"/>
          <table:table-cell table:style-name="ce19" table:number-columns-repeated="5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/>
          <table:table-cell table:number-columns-repeated="3"/>
          <table:table-cell table:style-name="ce4" table:number-columns-spanned="1" table:number-rows-spanned="2"/>
          <table:table-cell table:style-name="ce15"/>
          <table:table-cell table:style-name="ce16"/>
          <table:table-cell table:number-columns-repeated="8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4"/>
          <table:covered-table-cell table:style-name="ce9"/>
          <table:table-cell table:style-name="ce15"/>
          <table:table-cell table:style-name="ce16"/>
          <table:table-cell table:number-columns-repeated="8"/>
          <table:table-cell office:value-type="string" calcext:value-type="string">
            <text:p>bohunice</text:p>
          </table:table-cell>
          <table:table-cell table:formula="of:=SUM([.J3:.K8];[.J14:.K17];[.J21:.K33];[.O21:.O33];[.J39:.K47];[.O39:.O47];[.O3:.O8];[.O11];[.O15:.O17];[.J51:.K59];[.O51:.O59])" office:value-type="float" office:value="2.362" calcext:value-type="float">
            <text:p>2,362</text:p>
          </table:table-cell>
          <table:table-cell table:formula="of:=SUM([.J37:.K37];[.J19:.K19];[.J9:.K9];[.O9];[.O19];[.O37];[.O13]/2;)" office:value-type="float" office:value="0" calcext:value-type="float">
            <text:p>0</text:p>
          </table:table-cell>
          <table:table-cell table:formula="of:=SUM([.J35:.K35];[.O35];[.I49];[.H49:.I49];[.O13]/2)" office:value-type="float" office:value="0.05" calcext:value-type="float">
            <text:p>0,05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ce15"/>
          <table:table-cell table:style-name="ce16"/>
          <table:table-cell table:number-columns-repeated="8"/>
          <table:table-cell office:value-type="string" calcext:value-type="string">
            <text:p>labe, pardubice</text:p>
          </table:table-cell>
          <table:table-cell table:formula="of:=SUM([.L51:.M59];[.L38:.M47];[.L21:.M33];[.L11:.M12];[.L3:.M8];;[.M15])" office:value-type="float" office:value="0.442" calcext:value-type="float">
            <text:p>0,442</text:p>
          </table:table-cell>
          <table:table-cell table:formula="of:=SUM([.L37:.N37];[.L19:.N19];[.L9:.N9];SUM([.L13:.N13])/2)" office:value-type="float" office:value="0.3285" calcext:value-type="float">
            <text:p>0,3285</text:p>
          </table:table-cell>
          <table:table-cell table:formula="of:==SUM(SUM([.L13:.N13])/2;[.L35:.N35];[.J49:.L49])" office:value-type="float" office:value="0.5205" calcext:value-type="float">
            <text:p>0,520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SUM([.G51:.G59];[.G39:.G47];[.G21:.G33];[.G15:.G17];[.G11];[.G3:.G7])-[.Q68]-[.Q67]" office:value-type="float" office:value="2.325" calcext:value-type="float">
            <text:p>2,325</text:p>
          </table:table-cell>
          <table:table-cell table:formula="of:=SUM([.G9];[.G19];[.G37];[.G13]/2)-[.R67]-[.R68]" office:value-type="float" office:value="0.035" calcext:value-type="float">
            <text:p>0,035</text:p>
          </table:table-cell>
          <table:table-cell table:formula="of:=SUM([.G49];[.G35];[.G13]/2)-[.S67]-[.S68]" office:value-type="float" office:value="0.31" calcext:value-type="float">
            <text:p>0,31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14" table:number-columns-repeated="4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5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([.Q67]*1000000)" office:value-type="float" office:value="2362000" calcext:value-type="float">
            <text:p>2362000</text:p>
          </table:table-cell>
          <table:table-cell table:formula="of:=([.R67]*1000000)" office:value-type="float" office:value="0" calcext:value-type="float">
            <text:p>0</text:p>
          </table:table-cell>
          <table:table-cell table:formula="of:=([.S67]*1000000)" office:value-type="float" office:value="50000" calcext:value-type="float">
            <text:p>500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([.Q68]*1000000)" office:value-type="float" office:value="442000" calcext:value-type="float">
            <text:p>442000</text:p>
          </table:table-cell>
          <table:table-cell table:formula="of:=([.R68]*1000000)" office:value-type="float" office:value="328500" calcext:value-type="float">
            <text:p>328500</text:p>
          </table:table-cell>
          <table:table-cell table:formula="of:=([.S68]*1000000)" office:value-type="float" office:value="520500" calcext:value-type="float">
            <text:p>520500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([.Q69]*1000000)" office:value-type="float" office:value="2325000" calcext:value-type="float">
            <text:p>2325000</text:p>
          </table:table-cell>
          <table:table-cell table:formula="of:=([.R69]*1000000)" office:value-type="float" office:value="35000" calcext:value-type="float">
            <text:p>35000</text:p>
          </table:table-cell>
          <table:table-cell table:formula="of:=([.S69]*1000000)" office:value-type="float" office:value="310000" calcext:value-type="float">
            <text:p>3100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ships</text:p>
          </table:table-cell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bohunice</text:p>
          </table:table-cell>
          <table:table-cell table:formula="of:=[.Q74]/4000" office:value-type="float" office:value="590.5" calcext:value-type="float">
            <text:p>590,5</text:p>
          </table:table-cell>
          <table:table-cell table:formula="of:=[.R74]/4000" office:value-type="float" office:value="0" calcext:value-type="float">
            <text:p>0</text:p>
          </table:table-cell>
          <table:table-cell table:formula="of:=[.S74]/4000" office:value-type="float" office:value="12.5" calcext:value-type="float">
            <text:p>12,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labe, pardubice</text:p>
          </table:table-cell>
          <table:table-cell table:formula="of:=[.Q75]/4000" office:value-type="float" office:value="110.5" calcext:value-type="float">
            <text:p>110,5</text:p>
          </table:table-cell>
          <table:table-cell table:formula="of:=[.R75]/4000" office:value-type="float" office:value="82.125" calcext:value-type="float">
            <text:p>82,125</text:p>
          </table:table-cell>
          <table:table-cell table:formula="of:=[.S75]/4000" office:value-type="float" office:value="130.125" calcext:value-type="float">
            <text:p>130,125</text:p>
          </table:table-cell>
          <table:table-cell table:number-columns-repeated="1005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[.Q76]/4000" office:value-type="float" office:value="581.25" calcext:value-type="float">
            <text:p>581,25</text:p>
          </table:table-cell>
          <table:table-cell table:formula="of:=[.R76]/4000" office:value-type="float" office:value="8.75000000000001" calcext:value-type="float">
            <text:p>8,75</text:p>
          </table:table-cell>
          <table:table-cell table:formula="of:=[.S76]/4000" office:value-type="float" office:value="77.5" calcext:value-type="float">
            <text:p>77,5</text:p>
          </table:table-cell>
          <table:table-cell table:number-columns-repeated="100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ab1</text:p>
          </table:table-cell>
          <table:table-cell table:number-columns-repeated="1022"/>
        </table:table-row>
        <table:table-row table:style-name="ro2">
          <table:table-cell table:number-columns-repeated="18"/>
          <table:table-cell office:value-type="string" calcext:value-type="string">
            <text:p>tab3</text:p>
          </table:table-cell>
          <table:table-cell table:number-columns-repeated="11"/>
          <table:table-cell office:value-type="string" calcext:value-type="string">
            <text:p>Tab 2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 table:number-columns-repeated="2"/>
          <table:table-cell table:style-name="ce10" office:value-type="string" calcext:value-type="string">
            <text:p>ciel</text:p>
          </table:table-cell>
          <table:table-cell table:number-columns-repeated="11"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32" office:value-type="string" calcext:value-type="string">
            <text:p>ine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225)" office:value-type="float" office:value="0.364" calcext:value-type="float">
            <text:p>0,364</text:p>
          </table:table-cell>
          <table:table-cell table:style-name="ce11" table:number-columns-repeated="3"/>
          <table:table-cell/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SUM(2.083; 0.06; 0.233;0.342)" office:value-type="float" office:value="2.718" calcext:value-type="float">
            <text:p>2,718</text:p>
          </table:table-cell>
          <table:table-cell table:style-name="ce11" table:formula="of:=(2.565+0.03+0.341)" office:value-type="float" office:value="2.936" calcext:value-type="float">
            <text:p>2,936</text:p>
          </table:table-cell>
          <table:table-cell table:style-name="ce11" table:number-columns-repeated="3"/>
          <table:table-cell table:number-columns-repeated="2"/>
          <table:table-cell table:style-name="ce15" office:value-type="string" calcext:value-type="string">
            <text:p>labe</text:p>
          </table:table-cell>
          <table:table-cell table:style-name="ce16" table:formula="of:=(0.007+0.068+0.033+0.157)" office:value-type="float" office:value="0.265" calcext:value-type="float">
            <text:p>0,265</text:p>
          </table:table-cell>
          <table:table-cell table:number-columns-repeated="10"/>
          <table:table-cell table:style-name="ce22" office:value-type="string" calcext:value-type="string">
            <text:p>Egypt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986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5" calcext:value-type="float">
            <text:p>0,015</text:p>
          </table:table-cell>
          <table:table-cell/>
          <table:covered-table-cell table:style-name="ce7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2.29" calcext:value-type="float">
            <text:p>2,29</text:p>
          </table:table-cell>
          <table:table-cell table:number-columns-repeated="2"/>
          <table:table-cell table:style-name="ce15" office:value-type="string" calcext:value-type="string">
            <text:p>dunajom</text:p>
          </table:table-cell>
          <table:table-cell table:style-name="ce16" office:value-type="float" office:value="2.161" calcext:value-type="float">
            <text:p>2,161</text:p>
          </table:table-cell>
          <table:table-cell table:number-columns-repeated="10"/>
          <table:table-cell table:style-name="ce22" office:value-type="string" calcext:value-type="string">
            <text:p>Ázerb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8+0.019)" office:value-type="float" office:value="0.037" calcext:value-type="float">
            <text:p>0,037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1.713" calcext:value-type="float">
            <text:p>1,713</text:p>
          </table:table-cell>
          <table:table-cell table:style-name="ce11"/>
          <table:table-cell table:number-columns-repeated="2"/>
          <table:table-cell table:style-name="ce15" office:value-type="string" calcext:value-type="string">
            <text:p>Odra-</text:p>
          </table:table-cell>
          <table:table-cell table:style-name="ce16" table:formula="of:=(0.007+0.769+0.127)" office:value-type="float" office:value="0.903" calcext:value-type="float">
            <text:p>0,903</text:p>
          </table:table-cell>
          <table:table-cell table:number-columns-repeated="10"/>
          <table:table-cell table:style-name="ce22" office:value-type="string" calcext:value-type="string">
            <text:p>Bosna–H.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2" calcext:value-type="float">
            <text:p>0,012</text:p>
          </table:table-cell>
          <table:table-cell table:style-name="ce16" office:value-type="float" office:value="0.025" calcext:value-type="float">
            <text:p>0,025</text:p>
          </table:table-cell>
          <table:table-cell table:number-columns-repeated="986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37" calcext:value-type="float">
            <text:p>0,537</text:p>
          </table:table-cell>
          <table:table-cell table:number-columns-repeated="14"/>
          <table:table-cell table:style-name="ce22" office:value-type="string" calcext:value-type="string">
            <text:p>Bremen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34" calcext:value-type="float">
            <text:p>0,034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table:formula="of:=(0.048+0.02)" office:value-type="float" office:value="0.068" calcext:value-type="float">
            <text:p>0,068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02+0.16)" office:value-type="float" office:value="0.362" calcext:value-type="float">
            <text:p>0,362</text:p>
          </table:table-cell>
          <table:table-cell table:style-name="ce11" table:number-columns-repeated="2"/>
          <table:table-cell table:number-columns-repeated="14"/>
          <table:table-cell table:style-name="ce22" office:value-type="string" calcext:value-type="string">
            <text:p>Bulhar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986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8" calcext:value-type="float">
            <text:p>0,068</text:p>
          </table:table-cell>
          <table:table-cell table:number-columns-repeated="14"/>
          <table:table-cell table:style-name="ce23" office:value-type="string" calcext:value-type="string">
            <text:p>Německo</text:p>
          </table:table-cell>
          <table:table-cell table:style-name="ce16" office:value-type="string" calcext:value-type="string">
            <text:p>Labe,odra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0.024" calcext:value-type="float">
            <text:p>0,024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21+0.089)" office:value-type="float" office:value="0.31" calcext:value-type="float">
            <text:p>0,31</text:p>
          </table:table-cell>
          <table:table-cell table:style-name="ce11" table:number-columns-repeated="2"/>
          <table:table-cell/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table:formula="of:=(0.204+0.141+0.017)" office:value-type="float" office:value="0.362" calcext:value-type="float">
            <text:p>0,362</text:p>
          </table:table-cell>
          <table:table-cell table:style-name="ce11" table:number-columns-repeated="3"/>
          <table:table-cell table:number-columns-repeated="14"/>
          <table:table-cell table:style-name="ce23" office:value-type="string" calcext:value-type="string">
            <text:p>Něm.(Bav.)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45" calcext:value-type="float">
            <text:p>0,045</text:p>
          </table:table-cell>
          <table:table-cell table:style-name="ce16" office:value-type="float" office:value="0.003" calcext:value-type="float">
            <text:p>0,003</text:p>
          </table:table-cell>
          <table:table-cell table:style-name="ce16" office:value-type="float" office:value="0.029" calcext:value-type="float">
            <text:p>0,0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6" calcext:value-type="float">
            <text:p>0,016</text:p>
          </table:table-cell>
          <table:table-cell table:style-name="ce16" office:value-type="float" office:value="0.11" calcext:value-type="float">
            <text:p>0,11</text:p>
          </table:table-cell>
          <table:table-cell table:number-columns-repeated="986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4" calcext:value-type="float">
            <text:p>0,034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66" calcext:value-type="float">
            <text:p>0,366</text:p>
          </table:table-cell>
          <table:table-cell table:number-columns-repeated="14"/>
          <table:table-cell table:style-name="ce23" office:value-type="string" calcext:value-type="string">
            <text:p>Gruz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98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85" calcext:value-type="float">
            <text:p>0,085</text:p>
          </table:table-cell>
          <table:table-cell table:style-name="ce11" table:formula="of:=(0.086+0.075)" office:value-type="float" office:value="0.161" calcext:value-type="float">
            <text:p>0,161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612" calcext:value-type="float">
            <text:p>0,612</text:p>
          </table:table-cell>
          <table:table-cell table:style-name="ce11" table:formula="of:=(0.612+0.355)" office:value-type="float" office:value="0.967" calcext:value-type="float">
            <text:p>0,967</text:p>
          </table:table-cell>
          <table:table-cell table:style-name="ce11" table:number-columns-repeated="3"/>
          <table:table-cell table:number-columns-repeated="14"/>
          <table:table-cell table:style-name="ce23" office:value-type="string" calcext:value-type="string">
            <text:p>Hamburg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986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5" calcext:value-type="float">
            <text:p>0,205</text:p>
          </table:table-cell>
          <table:table-cell table:number-columns-repeated="14"/>
          <table:table-cell table:style-name="ce23" office:value-type="string" calcext:value-type="string">
            <text:p>Írá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13" calcext:value-type="float">
            <text:p>0,1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office:value-type="float" office:value="3.892" calcext:value-type="float">
            <text:p>3,892</text:p>
          </table:table-cell>
          <table:table-cell table:style-name="ce11" office:value-type="float" office:value="3.893" calcext:value-type="float">
            <text:p>3,893</text:p>
          </table:table-cell>
          <table:table-cell table:style-name="ce11"/>
          <table:table-cell/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 table:formula="of:=(0.076+0.11)" office:value-type="float" office:value="0.186" calcext:value-type="float">
            <text:p>0,186</text:p>
          </table:table-cell>
          <table:table-cell table:style-name="ce11" table:number-columns-repeated="3"/>
          <table:table-cell table:number-columns-repeated="14"/>
          <table:table-cell table:style-name="ce23" office:value-type="string" calcext:value-type="string">
            <text:p>Izrael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37" calcext:value-type="float">
            <text:p>0,23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01" calcext:value-type="float">
            <text:p>0,101</text:p>
          </table:table-cell>
          <table:table-cell table:number-columns-repeated="14"/>
          <table:table-cell table:style-name="ce23" office:value-type="string" calcext:value-type="string">
            <text:p>Kazachstán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5"/>
          <table:table-cell/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16+0.086+0.16)" office:value-type="float" office:value="0.406" calcext:value-type="float">
            <text:p>0,406</text:p>
          </table:table-cell>
          <table:table-cell table:style-name="ce11" table:formula="of:=(0.16+0.133+0.056)" office:value-type="float" office:value="0.349" calcext:value-type="float">
            <text:p>0,349</text:p>
          </table:table-cell>
          <table:table-cell table:style-name="ce11" table:number-columns-repeated="3"/>
          <table:table-cell table:number-columns-repeated="14"/>
          <table:table-cell table:style-name="ce23" office:value-type="string" calcext:value-type="string">
            <text:p>Chorvat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23" calcext:value-type="float">
            <text:p>0,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121" calcext:value-type="float">
            <text:p>0,121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3" calcext:value-type="float">
            <text:p>0,203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04" calcext:value-type="float">
            <text:p>0,504</text:p>
          </table:table-cell>
          <table:table-cell table:number-columns-repeated="14"/>
          <table:table-cell table:style-name="ce23" office:value-type="string" calcext:value-type="string">
            <text:p>Libano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4" calcext:value-type="float">
            <text:p>0,004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1" table:formula="of:=(0.053+0.024)" office:value-type="float" office:value="0.077" calcext:value-type="float">
            <text:p>0,077</text:p>
          </table:table-cell>
          <table:table-cell table:style-name="ce11" table:number-columns-repeated="3"/>
          <table:table-cell table:number-columns-repeated="14"/>
          <table:table-cell table:style-name="ce23" office:value-type="string" calcext:value-type="string">
            <text:p>Moldavsko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1" calcext:value-type="float">
            <text:p>0,011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4" calcext:value-type="float">
            <text:p>0,014</text:p>
          </table:table-cell>
          <table:table-cell table:number-columns-repeated="14"/>
          <table:table-cell table:style-name="ce23" office:value-type="string" calcext:value-type="string">
            <text:p>Rako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1.78" calcext:value-type="float">
            <text:p>1,78</text:p>
          </table:table-cell>
          <table:table-cell table:style-name="ce16" office:value-type="float" office:value="0.039" calcext:value-type="float">
            <text:p>0,039</text:p>
          </table:table-cell>
          <table:table-cell table:style-name="ce16" office:value-type="float" office:value="0.027" calcext:value-type="float">
            <text:p>0,027</text:p>
          </table:table-cell>
          <table:table-cell table:style-name="ce16" office:value-type="float" office:value="0.364" calcext:value-type="float">
            <text:p>0,364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SUM(0.266;0.095)" office:value-type="float" office:value="0.361" calcext:value-type="float">
            <text:p>0,361</text:p>
          </table:table-cell>
          <table:table-cell table:style-name="ce11" table:number-columns-repeated="2"/>
          <table:table-cell/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0.227" calcext:value-type="float">
            <text:p>0,227</text:p>
          </table:table-cell>
          <table:table-cell table:style-name="ce11"/>
          <table:table-cell table:number-columns-repeated="14"/>
          <table:table-cell table:style-name="ce24" office:value-type="string" calcext:value-type="string">
            <text:p>Polsko</text:p>
          </table:table-cell>
          <table:table-cell table:style-name="ce16" office:value-type="string" calcext:value-type="string">
            <text:p>odra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.008" calcext:value-type="float">
            <text:p>0,008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396" calcext:value-type="float">
            <text:p>0,396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43" calcext:value-type="float">
            <text:p>0,143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25" calcext:value-type="float">
            <text:p>0,225</text:p>
          </table:table-cell>
          <table:table-cell table:number-columns-repeated="14"/>
          <table:table-cell table:style-name="ce23" office:value-type="string" calcext:value-type="string">
            <text:p>Rotterdam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68" calcext:value-type="float">
            <text:p>0,068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37" calcext:value-type="float">
            <text:p>0,237</text:p>
          </table:table-cell>
          <table:table-cell table:style-name="ce11" table:formula="of:=(0.237+0.098)" office:value-type="float" office:value="0.335" calcext:value-type="float">
            <text:p>0,335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834" calcext:value-type="float">
            <text:p>0,834</text:p>
          </table:table-cell>
          <table:table-cell table:style-name="ce11" table:formula="of:=(0.833+0.471)" office:value-type="float" office:value="1.304" calcext:value-type="float">
            <text:p>1,304</text:p>
          </table:table-cell>
          <table:table-cell table:style-name="ce11" table:number-columns-repeated="3"/>
          <table:table-cell table:number-columns-repeated="14"/>
          <table:table-cell table:style-name="ce24" office:value-type="string" calcext:value-type="string">
            <text:p>Rumu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4" calcext:value-type="float">
            <text:p>0,054</text:p>
          </table:table-cell>
          <table:table-cell table:style-name="ce16" office:value-type="float" office:value="0.242" calcext:value-type="float">
            <text:p>0,242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39" calcext:value-type="float">
            <text:p>0,139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88" calcext:value-type="float">
            <text:p>0,088</text:p>
          </table:table-cell>
          <table:table-cell table:number-columns-repeated="14"/>
          <table:table-cell table:style-name="ce23" office:value-type="string" calcext:value-type="string">
            <text:p>R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6" calcext:value-type="float">
            <text:p>0,006</text:p>
          </table:table-cell>
          <table:table-cell table:style-name="ce16" office:value-type="float" office:value="0.021" calcext:value-type="float">
            <text:p>0,021</text:p>
          </table:table-cell>
          <table:table-cell table:style-name="ce16" office:value-type="float" office:value="0.168" calcext:value-type="float">
            <text:p>0,168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97" calcext:value-type="float">
            <text:p>0,197</text:p>
          </table:table-cell>
          <table:table-cell table:style-name="ce11" table:formula="of:=(0.197+0.041)" office:value-type="float" office:value="0.238" calcext:value-type="float">
            <text:p>0,238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6" calcext:value-type="float">
            <text:p>0,006</text:p>
          </table:table-cell>
          <table:table-cell table:style-name="ce11" table:number-columns-repeated="3"/>
          <table:table-cell table:number-columns-repeated="14"/>
          <table:table-cell table:style-name="ce24" office:value-type="string" calcext:value-type="string">
            <text:p>Srb.-Č.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2" calcext:value-type="float">
            <text:p>0,032</text:p>
          </table:table-cell>
          <table:table-cell table:style-name="ce16" office:value-type="float" office:value="0.038" calcext:value-type="float">
            <text:p>0,038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7" calcext:value-type="float">
            <text:p>0,03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1" calcext:value-type="float">
            <text:p>0,001</text:p>
          </table:table-cell>
          <table:table-cell table:number-columns-repeated="14"/>
          <table:table-cell table:style-name="ce23" office:value-type="string" calcext:value-type="string">
            <text:p>Slove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5" calcext:value-type="float">
            <text:p>0,035</text:p>
          </table:table-cell>
          <table:table-cell table:style-name="ce16" office:value-type="float" office:value="0.131" calcext:value-type="float">
            <text:p>0,131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1" table:formula="of:=(0.036+0.09)" office:value-type="float" office:value="0.126" calcext:value-type="float">
            <text:p>0,126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table:formula="of:=(0.064+0.18)" office:value-type="float" office:value="0.244" calcext:value-type="float">
            <text:p>0,244</text:p>
          </table:table-cell>
          <table:table-cell table:style-name="ce11" table:number-columns-repeated="3"/>
          <table:table-cell table:number-columns-repeated="14"/>
          <table:table-cell table:style-name="ce24" office:value-type="string" calcext:value-type="string">
            <text:p>Sýr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4" calcext:value-type="float">
            <text:p>0,014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7" calcext:value-type="float">
            <text:p>0,00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43" calcext:value-type="float">
            <text:p>0,043</text:p>
          </table:table-cell>
          <table:table-cell table:number-columns-repeated="14"/>
          <table:table-cell table:style-name="ce23" office:value-type="string" calcext:value-type="string">
            <text:p>Szczecin</text:p>
          </table:table-cell>
          <table:table-cell table:style-name="ce16" office:value-type="string" calcext:value-type="string">
            <text:p>odr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225" calcext:value-type="float">
            <text:p>0,225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104)" office:value-type="float" office:value="0.243" calcext:value-type="float">
            <text:p>0,243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28+0.086)" office:value-type="float" office:value="0.366" calcext:value-type="float">
            <text:p>0,366</text:p>
          </table:table-cell>
          <table:table-cell table:style-name="ce11" table:formula="of:=(0.28+0.408+0.102)" office:value-type="float" office:value="0.79" calcext:value-type="float">
            <text:p>0,79</text:p>
          </table:table-cell>
          <table:table-cell table:style-name="ce11" table:number-columns-repeated="3"/>
          <table:table-cell table:number-columns-repeated="14"/>
          <table:table-cell table:style-name="ce24" office:value-type="string" calcext:value-type="string">
            <text:p>turec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0.022" calcext:value-type="float">
            <text:p>0,022</text:p>
          </table:table-cell>
          <table:table-cell table:style-name="ce16" office:value-type="float" office:value="0.046" calcext:value-type="float">
            <text:p>0,046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95" calcext:value-type="float">
            <text:p>0,395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57" calcext:value-type="float">
            <text:p>0,557</text:p>
          </table:table-cell>
          <table:table-cell table:number-columns-repeated="14"/>
          <table:table-cell table:style-name="ce23" office:value-type="string" calcext:value-type="string">
            <text:p>Turkmenist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 table:formula="of:=(0.025+0.005)" office:value-type="float" office:value="0.03" calcext:value-type="float">
            <text:p>0,03</text:p>
          </table:table-cell>
          <table:table-cell table:style-name="ce11" table:number-columns-repeated="3"/>
          <table:table-cell/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9+0.012)" office:value-type="float" office:value="0.031" calcext:value-type="float">
            <text:p>0,031</text:p>
          </table:table-cell>
          <table:table-cell table:style-name="ce11" table:number-columns-repeated="3"/>
          <table:table-cell table:number-columns-repeated="14"/>
          <table:table-cell table:style-name="ce24" office:value-type="string" calcext:value-type="string">
            <text:p>Ukrajina</text:p>
          </table:table-cell>
          <table:table-cell table:style-name="ce16" office:value-type="string" calcext:value-type="string">
            <text:p>dunaj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,01</text:p>
          </table:table-cell>
          <table:table-cell table:style-name="ce16" office:value-type="float" office:value="0.033" calcext:value-type="float">
            <text:p>0,033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" calcext:value-type="float">
            <text:p>0,01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1"/>
          <table:table-cell table:style-name="ce12" table:number-columns-repeated="3"/>
          <table:table-cell table:style-name="ce12" office:value-type="float" office:value="0.005" calcext:value-type="float">
            <text:p>0,005</text:p>
          </table:table-cell>
          <table:table-cell table:number-columns-repeated="14"/>
          <table:table-cell table:style-name="ce23" office:value-type="string" calcext:value-type="string">
            <text:p>Maďars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86" calcext:value-type="float">
            <text:p>0,086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0.24" calcext:value-type="float">
            <text:p>0,24</text:p>
          </table:table-cell>
          <table:table-cell table:style-name="ce31" office:value-type="float" office:value="0.031" calcext:value-type="float">
            <text:p>0,031</text:p>
          </table:table-cell>
          <table:table-cell table:style-name="ce31" office:value-type="float" office:value="0.053" calcext:value-type="float">
            <text:p>0,053</text:p>
          </table:table-cell>
          <table:table-cell table:style-name="ce16" office:value-type="float" office:value="0.147" calcext:value-type="float">
            <text:p>0,147</text:p>
          </table:table-cell>
          <table:table-cell table:number-columns-repeated="98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2" calcext:value-type="float">
            <text:p>0,012</text:p>
          </table:table-cell>
          <table:table-cell table:style-name="ce11" table:formula="of:=(0.012+0.049)" office:value-type="float" office:value="0.061" calcext:value-type="float">
            <text:p>0,061</text:p>
          </table:table-cell>
          <table:table-cell table:style-name="ce11" table:number-columns-repeated="3"/>
          <table:table-cell table:number-columns-repeated="22"/>
          <table:table-cell table:style-name="ce24" office:value-type="string" calcext:value-type="string">
            <text:p>Kypr</text:p>
          </table:table-cell>
          <table:table-cell table:style-name="ce16" office:value-type="string" calcext:value-type="string">
            <text:p>dunaj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0.001" calcext:value-type="float">
            <text:p>0,001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98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1" calcext:value-type="float">
            <text:p>0,011</text:p>
          </table:table-cell>
          <table:table-cell/>
          <table:table-cell table:style-name="ce9" office:value-type="string" calcext:value-type="string">
            <text:p>suma</text:p>
          </table:table-cell>
          <table:table-cell table:style-name="ce13"/>
          <table:table-cell table:style-name="ce12" table:formula="of:=SUM([.D93:.D122];[.L93:.L120])" office:value-type="float" office:value="6.298" calcext:value-type="float">
            <text:p>6,298</text:p>
          </table:table-cell>
          <table:table-cell table:style-name="ce12" table:formula="of:=SUM([.E93:.E122];[.M93:.M120])" office:value-type="float" office:value="8.919" calcext:value-type="float">
            <text:p>8,919</text:p>
          </table:table-cell>
          <table:table-cell table:style-name="ce12" table:formula="of:=SUM([.F93:.F122];[.N93:.N120])" office:value-type="float" office:value="4.925" calcext:value-type="float">
            <text:p>4,925</text:p>
          </table:table-cell>
          <table:table-cell table:style-name="ce12" table:formula="of:=SUM([.G93:.G122];[.O93:.O120])" office:value-type="float" office:value="5.833" calcext:value-type="float">
            <text:p>5,833</text:p>
          </table:table-cell>
          <table:table-cell table:style-name="ce12" table:formula="of:=SUM([.H93:.H122];[.P93:.P120])" office:value-type="float" office:value="6.373" calcext:value-type="float">
            <text:p>6,373</text:p>
          </table:table-cell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.00.0000</text:date>, <text:time style:data-style-name="N2" text:time-value="00:18:59.307004181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3:51:07.166564294</meta:creation-date>
    <dc:date>2014-12-08T00:20:57.197590844</dc:date>
    <meta:editing-duration>P1DT21H33M46S</meta:editing-duration>
    <meta:editing-cycles>47</meta:editing-cycles>
    <meta:generator>LibreOffice/4.2.7.2$Linux_X86_64 LibreOffice_project/420m0$Build-2</meta:generator>
    <meta:document-statistic meta:table-count="1" meta:cell-count="1048" meta:object-count="0"/>
  </office:meta>
</office:document-meta>
</file>